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8604in"/>
    </style:style>
    <style:style style:name="Table1.B" style:family="table-column">
      <style:table-column-properties style:column-width="1.3896in"/>
    </style:style>
    <style:style style:name="Table1.C" style:family="table-column">
      <style:table-column-properties style:column-width="1.3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1f3f4" fo:padding="0.0694in" fo:border-left="none" fo:border-right="1pt solid #bdc1c6" fo:border-top="1pt solid #bdc1c6" fo:border-bottom="1pt solid #bdc1c6">
        <style:background-image/>
      </style:table-cell-properties>
    </style:style>
    <style:style style:name="Table1.B1" style:family="table-cell">
      <style:table-cell-properties style:vertical-align="" fo:background-color="#f1f3f4" fo:padding="0.0694in" fo:border="1pt solid #bdc1c6">
        <style:background-image/>
      </style:table-cell-properties>
    </style:style>
    <style:style style:name="Table1.D1" style:family="table-cell">
      <style:table-cell-properties style:vertical-align="" fo:background-color="#f1f3f4" fo:padding="0.0694in" fo:border-left="1pt solid #bdc1c6" fo:border-right="none" fo:border-top="1pt solid #bdc1c6" fo:border-bottom="1pt solid #bdc1c6">
        <style:background-image/>
      </style:table-cell-properties>
    </style:style>
    <style:style style:name="Table1.A2" style:family="table-cell">
      <style:table-cell-properties style:vertical-align="" fo:background-color="transparent" fo:padding="0.0694in" fo:border-left="none" fo:border-right="1pt solid #bdc1c6" fo:border-top="1pt solid #bdc1c6" fo:border-bottom="1pt solid #bdc1c6">
        <style:background-image/>
      </style:table-cell-properties>
    </style:style>
    <style:style style:name="Table1.B2" style:family="table-cell">
      <style:table-cell-properties style:vertical-align="" fo:background-color="transparent" fo:padding="0.0694in" fo:border="1pt solid #bdc1c6">
        <style:background-image/>
      </style:table-cell-properties>
    </style:style>
    <style:style style:name="Table1.D2" style:family="table-cell">
      <style:table-cell-properties style:vertical-align="" fo:background-color="transparent" fo:padding="0.0694in" fo:border-left="1pt solid #bdc1c6" fo:border-right="none" fo:border-top="1pt solid #bdc1c6" fo:border-bottom="1pt solid #bdc1c6">
        <style:background-image/>
      </style:table-cell-properties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3" style:family="paragraph" style:parent-style-name="normal" style:list-style-name="WWNum2">
      <style:paragraph-properties fo:margin-left="0.5in" fo:margin-right="0in" fo:text-indent="-0.25in" style:auto-text-indent="false"/>
    </style:style>
    <style:style style:name="P4" style:family="paragraph" style:parent-style-name="normal" style:list-style-name="WWNum3">
      <style:paragraph-properties fo:margin-left="0.5in" fo:margin-right="0in" fo:text-indent="-0.25in" style:auto-text-indent="false"/>
    </style:style>
    <style:style style:name="P5" style:family="paragraph" style:parent-style-name="normal" style:list-style-name="WWNum7">
      <style:paragraph-properties fo:margin-left="0.5in" fo:margin-right="0in" fo:text-indent="-0.25in" style:auto-text-indent="false"/>
    </style:style>
    <style:style style:name="P6" style:family="paragraph" style:parent-style-name="normal" style:list-style-name="WWNum9">
      <style:paragraph-properties fo:margin-left="0.5in" fo:margin-right="0in" fo:text-indent="-0.25in" style:auto-text-indent="false"/>
    </style:style>
    <style:style style:name="P7" style:family="paragraph" style:parent-style-name="normal" style:list-style-name="WWNum8">
      <style:paragraph-properties fo:margin-left="0.5in" fo:margin-right="0in" fo:text-indent="-0.25in" style:auto-text-indent="false"/>
    </style:style>
    <style:style style:name="P8" style:family="paragraph" style:parent-style-name="normal" style:list-style-name="WWNum4">
      <style:paragraph-properties fo:margin-left="0.5in" fo:margin-right="0in" fo:text-indent="-0.25in" style:auto-text-indent="false"/>
    </style:style>
    <style:style style:name="P9" style:family="paragraph" style:parent-style-name="normal" style:list-style-name="WWNum1">
      <style:paragraph-properties fo:margin-left="0.5in" fo:margin-right="0in" fo:text-indent="-0.25in" style:auto-text-indent="false"/>
    </style:style>
    <style:style style:name="P10" style:family="paragraph" style:parent-style-name="normal" style:list-style-name="WWNum5">
      <style:paragraph-properties fo:margin-left="0.5in" fo:margin-right="0in" fo:text-indent="-0.25in" style:auto-text-indent="false"/>
    </style:style>
    <style:style style:name="P11" style:family="paragraph" style:parent-style-name="normal" style:list-style-name="WWNum11">
      <style:paragraph-properties fo:margin-left="0.5in" fo:margin-right="0in" fo:text-indent="-0.25in" style:auto-text-indent="false"/>
    </style:style>
    <style:style style:name="P12" style:family="paragraph" style:parent-style-name="normal" style:list-style-name="WWNum10">
      <style:paragraph-properties fo:margin-left="0.5in" fo:margin-right="0in" fo:text-indent="-0.25in" style:auto-text-indent="false"/>
    </style:style>
    <style:style style:name="P13" style:family="paragraph" style:parent-style-name="normal" style:list-style-name="WWNum6">
      <style:paragraph-properties fo:margin-left="0.5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officeooo:rsid="000b6c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1eqkg3vkpcy"/>Able Athletics Website Revamp</text:p>
      <text:p text:style-name="Heading_20_1"><text:bookmark text:name="_vs2u8z5i8178"/>Project Tracker</text:p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header-rows>
          <table:table-row table:style-name="Table1.1">
            <table:table-cell table:style-name="Table1.A1" office:value-type="string">
              <text:p text:style-name="P2"><text:span text:style-name="T1">Project</text:span></text:p>
            </table:table-cell>
            <table:table-cell table:style-name="Table1.B1" office:value-type="string">
              <text:p text:style-name="P2"><text:span text:style-name="T1">Status</text:span></text:p>
            </table:table-cell>
            <table:table-cell table:style-name="Table1.B1" office:value-type="string">
              <text:p text:style-name="P2"><text:span text:style-name="T1">Related files</text:span></text:p>
            </table:table-cell>
            <table:table-cell table:style-name="Table1.D1" office:value-type="string">
              <text:p text:style-name="P2"><text:span text:style-name="T1">Notes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drop-down text:name=""><text:label text:current-selected="true" text:value="Not started"/><text:label text:value="In progress"/><text:label text:value="Launched"/>Not started</text:drop-down></text:p>
          </table:table-cell>
          <table:table-cell table:style-name="Table1.B2" office:value-type="string">
            <text:p text:style-name="P2">File</text:p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drop-down text:name=""><text:label text:value="Not started"/><text:label text:current-selected="true" text:value="In progress"/><text:label text:value="Launched"/>In progress</text:drop-down></text:p>
          </table:table-cell>
          <table:table-cell table:style-name="Table1.B2" office:value-type="string">
            <text:p text:style-name="P2">File</text:p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drop-down text:name=""><text:label text:value="Not started"/><text:label text:value="In progress"/><text:label text:current-selected="true" text:value="Launched"/>Launched</text:drop-down></text:p>
          </table:table-cell>
          <table:table-cell table:style-name="Table1.B2" office:value-type="string">
            <text:p text:style-name="P2">File</text:p>
          </table:table-cell>
          <table:table-cell table:style-name="Table1.D2" office:value-type="string">
            <text:p text:style-name="P2"/>
          </table:table-cell>
        </table:table-row>
      </table:table>
      <text:p text:style-name="Heading_20_1"><text:bookmark text:name="_7p1mdcw4oooj"/>Website Revamp Project:</text:p>
      <text:p text:style-name="normal">Homepage</text:p>
      <text:list xml:id="list2763252040" text:style-name="WWNum2">
        <text:list-item>
          <text:p text:style-name="P3">Overview of Able Athletics: Mission statement, key objectives, and a brief introduction to the sports offered.</text:p>
        </text:list-item>
        <text:list-item>
          <text:p text:style-name="P3">Upcoming Events: Highlight the next few sessions with registration links.</text:p>
        </text:list-item>
        <text:list-item>
          <text:p text:style-name="P3">Testimonials/Success Stories: To build trust and show the impact of the program.</text:p>
        </text:list-item>
      </text:list>
      <text:p text:style-name="normal"/>
      <text:p text:style-name="normal">About Us</text:p>
      <text:list xml:id="list1151824137" text:style-name="WWNum3">
        <text:list-item>
          <text:p text:style-name="P4">Our Team: Profiles of key members (like Vanessa Dias, Erica Maiorano).</text:p>
        </text:list-item>
        <text:list-item>
          <text:p text:style-name="P4">Our Mission: Detailed explanation of the organization's goals.</text:p>
        </text:list-item>
        <text:list-item>
          <text:p text:style-name="P4">Partnerships &amp; Sponsors: Acknowledge any sponsors or partners.</text:p>
        </text:list-item>
      </text:list>
      <text:p text:style-name="normal">For Parents</text:p>
      <text:list xml:id="list1718411623" text:style-name="WWNum7">
        <text:list-item>
          <text:p text:style-name="P5">Registration Portal: A streamlined process for signing up children. Include the ability to create a profile for the child with necessary information (communication needs, age, etc.).</text:p>
        </text:list-item>
      </text:list>
      <text:p text:style-name="normal">Event Information: Detailed descriptions of sports and events.</text:p>
      <text:list xml:id="list930813146" text:style-name="WWNum9">
        <text:list-item>
          <text:p text:style-name="P6">FAQs: Answers to common questions (e.g., age limits, non-verbal children participation).</text:p>
        </text:list-item>
        <text:list-item>
          <text:p text:style-name="P6">Financial Assistance Information: How to apply, criteria, etc.</text:p>
        </text:list-item>
      </text:list>
      <text:p text:style-name="normal">For Volunteers</text:p>
      <text:list xml:id="list1314831712" text:style-name="WWNum8">
        <text:list-item>
          <text:p text:style-name="P7">Registration &amp; On-boarding: An efficient process for volunteer registration, including reminders for training re-certification.</text:p>
        </text:list-item>
        <text:list-item>
          <text:p text:style-name="P7">Training Materials: Access to training videos and resources.</text:p>
        </text:list-item>
        <text:list-item>
          <text:p text:style-name="P7">Event Sign-Up: A system to register for upcoming events, with checks for training validity.</text:p>
        </text:list-item>
        <text:list-item>
          <text:p text:style-name="P7">Volunteer Portal: Track individual contributions, upcoming training sessions, etc.</text:p>
        </text:list-item>
      </text:list>
      <text:p text:style-name="normal">Event Management</text:p>
      <text:list xml:id="list2410741266" text:style-name="WWNum4">
        <text:list-item>
          <text:p text:style-name="P8">Session Registration: Functionality for families to sign up for sessions.</text:p>
        </text:list-item>
        <text:list-item>
          <text:p text:style-name="P8">Group Assignment Automation: Based on the children's profiles and survey responses.</text:p>
        </text:list-item>
        <text:list-item>
          <text:p text:style-name="P8">Volunteer Matching: Algorithm to match volunteers with appropriate groups.</text:p>
        </text:list-item>
        <text:list-item>
          <text:p text:style-name="P8"><text:soft-page-break/>Attendance Tracking: For both volunteers and athletes.</text:p>
        </text:list-item>
      </text:list>
      <text:p text:style-name="normal">Back-end Administration</text:p>
      <text:list xml:id="list536841980" text:style-name="WWNum1">
        <text:list-item>
          <text:p text:style-name="P9">Database Management: Efficient organization of athlete and volunteer information.</text:p>
        </text:list-item>
        <text:list-item>
          <text:p text:style-name="P9">Automated Reminders: For profile updates, event registration, etc.</text:p>
        </text:list-item>
        <text:list-item>
          <text:p text:style-name="P9">Reporting &amp; Analytics: For tracking participation, demographics, and other important metrics.</text:p>
        </text:list-item>
      </text:list>
      <text:p text:style-name="normal">Additional Features</text:p>
      <text:list xml:id="list171405431" text:style-name="WWNum5">
        <text:list-item>
          <text:p text:style-name="P10">Live Chat/Support: For immediate assistance and inquiries.</text:p>
        </text:list-item>
        <text:list-item>
          <text:p text:style-name="P10">Feedback Mechanism: Post-event surveys and a system for reviews.</text:p>
        </text:list-item>
        <text:list-item>
          <text:p text:style-name="P10">Mobile Responsiveness: Ensure the website is easily navigable on mobile devices.</text:p>
        </text:list-item>
      </text:list>
      <text:p text:style-name="normal">Technology Considerations</text:p>
      <text:list xml:id="list3002384161" text:style-name="WWNum11">
        <text:list-item>
          <text:p text:style-name="P11">Migration from Square<text:span text:style-name="T3">S</text:span>pace: Considering the limitations mentioned, a more flexible platform like WordPress with custom plugins might be more suitable.</text:p>
        </text:list-item>
        <text:list-item>
          <text:p text:style-name="P11">Integration with Stripe: For handling payments and donations.</text:p>
        </text:list-item>
        <text:list-item>
          <text:p text:style-name="P11">Data Import/Export: Easy-to-use features for handling CSV files and other data formats.</text:p>
        </text:list-item>
      </text:list>
      <text:p text:style-name="normal">Revenue Model Enhancement</text:p>
      <text:list xml:id="list214439158" text:style-name="WWNum10">
        <text:list-item>
          <text:p text:style-name="P12">Sponsorship Page: Encourage businesses to sponsor events or the website.</text:p>
        </text:list-item>
        <text:list-item>
          <text:p text:style-name="P12">Donation Page: Easy access for one-time or recurring donations.</text:p>
        </text:list-item>
        <text:list-item>
          <text:p text:style-name="P12">Merchandise Sales: Sell branded merchandise as an additional revenue stream.</text:p>
        </text:list-item>
      </text:list>
      <text:p text:style-name="normal">Final Thoughts</text:p>
      <text:list xml:id="list4129075192" text:style-name="WWNum6">
        <text:list-item>
          <text:p text:style-name="P13">Seek Analogous Models: Research similar organizations for best practices.</text:p>
        </text:list-item>
        <text:list-item>
          <text:p text:style-name="P13">Continuous Feedback Loop: Regularly update the website based on stakeholder feedback.</text:p>
        </text:list-item>
        <text:list-item>
          <text:p text:style-name="P13">Accessibility: Ensure the website is accessible to all users, including those with disabiliti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30T10:55:00.737628082</dc:date>
    <meta:editing-duration>PT2M9S</meta:editing-duration>
    <meta:editing-cycles>1</meta:editing-cycles>
    <meta:document-statistic meta:table-count="1" meta:image-count="0" meta:object-count="0" meta:page-count="2" meta:paragraph-count="56" meta:word-count="431" meta:character-count="3035" meta:non-whitespace-character-count="2692"/>
    <meta:generator>LibreOffice/7.3.7.2$Linux_X86_64 LibreOffice_project/30$Build-2</meta:generator>
  </office:meta>
</office:document-meta>
</file>